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/>
    </style:style>
    <style:style style:name="P3" style:family="paragraph" style:parent-style-name="Standard">
      <style:paragraph-properties fo:line-height="1.164cm"/>
      <style:text-properties style:font-name="標楷體" fo:font-size="16pt" style:font-size-asian="16pt" style:font-size-complex="16pt"/>
    </style:style>
    <style:style style:name="P4" style:family="paragraph" style:parent-style-name="Standard">
      <style:paragraph-properties fo:line-height="1.164cm"/>
    </style:style>
    <style:style style:name="P5" style:family="paragraph" style:parent-style-name="說明辦法首行" style:list-style-name="L1">
      <style:paragraph-properties fo:margin-left="0.9cm" fo:margin-right="0cm" fo:text-indent="-0.556cm" style:auto-text-indent="false">
        <style:tab-stops/>
      </style:paragraph-properties>
    </style:style>
    <style:style style:name="P6" style:family="paragraph" style:parent-style-name="說明辦法首行" style:list-style-name="L1">
      <style:paragraph-properties fo:margin-left="0.9cm" fo:margin-right="0cm" fo:orphans="0" fo:widows="0" fo:text-indent="-0.556cm" style:auto-text-indent="false" style:line-break="normal" style:snap-to-layout-grid="false" style:writing-mode="lr-tb">
        <style:tab-stops/>
      </style:paragraph-properties>
      <style:text-properties style:use-window-font-color="true" style:font-name="標楷體" fo:font-size="16pt" fo:language="en" fo:country="US" style:letter-kerning="true" style:font-name-asian="標楷體" style:font-size-asian="16pt" style:language-asian="zh" style:country-asian="TW" style:font-name-complex="Times New Roman" style:font-size-complex="16pt" style:language-complex="ar" style:country-complex="SA"/>
    </style:style>
    <style:style style:name="P7" style:family="paragraph" style:parent-style-name="主旨">
      <style:paragraph-properties fo:line-height="0.882cm"/>
    </style:style>
    <style:style style:name="P8" style:family="paragraph" style:parent-style-name="機關名稱" style:master-page-name="Standard">
      <style:paragraph-properties fo:line-height="0.988cm" fo:text-align="justify" style:justify-single-word="false"/>
      <style:text-properties style:font-name="標楷體" fo:font-size="20pt" style:font-size-asian="20pt"/>
    </style:style>
    <style:style style:name="P9" style:family="paragraph">
      <style:paragraph-properties fo:line-height="0.24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style:punctuation-wrap="simple" style:line-break="normal" style:writing-mode="lr-tb"/>
    </style:style>
    <style:style style:name="T1" style:family="text">
      <style:text-properties style:font-name="標楷體"/>
    </style:style>
    <style:style style:name="T2" style:family="text">
      <style:text-properties style:font-name="標楷體" style:font-size-complex="16pt"/>
    </style:style>
    <style:style style:name="T3" style:family="text">
      <style:text-properties style:font-name="標楷體" fo:font-size="16pt" style:font-size-asian="16pt" style:font-size-complex="16pt"/>
    </style:style>
    <style:style style:name="T4" style:family="text">
      <style:text-properties style:font-name="標楷體" fo:font-size="16pt" style:font-size-asian="16pt" style:language-asian="zh" style:country-asian="TW" style:font-size-complex="16pt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size="16pt"/>
    </style:style>
    <style:style style:name="T7" style:family="text">
      <style:text-properties fo:font-size="16pt" style:font-size-asian="16pt"/>
    </style:style>
    <style:style style:name="T8" style:family="text">
      <style:text-properties style:font-size-asian="16pt"/>
    </style:style>
    <style:style style:name="T9" style:family="text">
      <style:text-properties style:language-asian="zh" style:country-asian="TW"/>
    </style:style>
    <style:style style:name="T10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100%" fo:padding-left="0.263cm" fo:padding-right="0.263cm" fo:padding-top="0.136cm" fo:padding-bottom="0.136cm" fo:border="0.018cm solid #000000">
        <style:background-image/>
      </style:graphic-properties>
    </style:style>
    <text:list-style style:name="L1">
      <text:list-level-style-number text:level="1" text:style-name="Numbering_20_Symbols" style:num-suffix="、" style:num-format="一, 二, 三, ...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g text:anchor-type="char" draw:z-index="0" draw:name="稿檔號欄" draw:style-name="gr1"><draw:frame draw:style-name="gr2" draw:text-style-name="P9" svg:width="5.285cm" svg:height="0.636cm" svg:x="12.065cm" svg:y="-1.429cm"><draw:text-box><text:p text:style-name="P9"><text:span text:style-name="T10">檔　　號：</text:span></text:p></draw:text-box></draw:frame><draw:frame draw:style-name="gr2" draw:text-style-name="P10" svg:width="5.285cm" svg:height="0.636cm" svg:x="12.069cm" svg:y="-0.794cm"><draw:text-box><text:p text:style-name="P10"><text:span text:style-name="T10">保存年限：</text:span></text:p></draw:text-box></draw:frame></draw:g><draw:frame draw:style-name="fr1" draw:name="文字方塊1" text:anchor-type="char" svg:x="11.862cm" svg:y="26.478cm" svg:width="4.025cm" svg:height="1.524cm" draw:z-index="1"><draw:text-box><text:p text:style-name="P1">條碼位置</text:p><text:p text:style-name="P1">流水號位置</text:p></draw:text-box></draw:frame><draw:g text:anchor-type="char" draw:z-index="2" draw:name="裝訂線" draw:style-name="gr3"><draw:line draw:style-name="gr4" draw:text-style-name="P11" svg:x1="-0.998cm" svg:y1="-0.007cm" svg:x2="-0.998cm" svg:y2="24.546cm"><text:p/></draw:line><draw:frame draw:style-name="gr5" draw:text-style-name="P12" svg:width="0.415cm" svg:height="0.398cm" svg:x="-1.187cm" svg:y="7.239cm"><draw:text-box><text:p text:style-name="P12"><text:span text:style-name="T11">裝</text:span></text:p></draw:text-box></draw:frame><draw:frame draw:style-name="gr5" draw:text-style-name="P12" svg:width="0.415cm" svg:height="0.398cm" svg:x="-1.187cm" svg:y="12.159cm"><draw:text-box><text:p text:style-name="P12"><text:span text:style-name="T11">訂</text:span></text:p></draw:text-box></draw:frame><draw:frame draw:style-name="gr5" draw:text-style-name="P12" svg:width="0.415cm" svg:height="0.398cm" svg:x="-1.187cm" svg:y="17.124cm"><draw:text-box><text:p text:style-name="P12"><text:span text:style-name="T11">線</text:span></text:p></draw:text-box></draw:frame></draw:g>簽　　於<text:bookmark text:name="單位"/>資訊管理課</text:p>
      <text:p text:style-name="P2"/>
      <text:p text:style-name="P2"/>
      <text:p text:style-name="P7"><text:span text:style-name="T1">主旨：</text:span><text:bookmark text:name="主旨"/><text:span text:style-name="T2">檢陳本處96年度資訊稽核檢討會暨97年度資訊稽核籌備會議紀錄</text:span><text:span text:style-name="T1">乙份，請 <text:s/>鑒核。</text:span></text:p>
      <text:p text:style-name="P7"><text:span text:style-name="T1">依據：</text:span><text:span text:style-name="T2">96年度資訊稽核工作計畫辦理。</text:span></text:p>
      <text:p text:style-name="說明辦法首行"><text:span text:style-name="T7">擬辦：</text:span></text:p>
      <text:list text:style-name="L1">
        <text:list-item>
          <text:p text:style-name="P5"><text:span text:style-name="T4">修正後96年度資訊稽核稽核報告書陳核後，</text:span><text:span text:style-name="T3">陳報財政部中部辦公室（賦稅業務）備查。</text:span></text:p>
        </text:list-item>
        <text:list-item>
          <text:p text:style-name="P6">修正後97年度資訊稽核工作計畫草案陳核後，陳報財政部中部辦公室（賦稅業務）備查。</text:p>
        </text:list-item>
      </text:list>
      <text:p text:style-name="P3">第一層決行 <text:s text:c="7"/>敬會</text:p>
      <text:p text:style-name="P4"><text:span text:style-name="T3"><text:s text:c="18"/>呂課長玉枝</text:span></text:p>
      <text:p text:style-name="P4"><text:span text:style-name="T3"><text:s text:c="18"/>吳主任美鴦</text:span></text:p>
      <text:p text:style-name="P4"><text:span text:style-name="T3"><text:s text:c="18"/></text:span><text:span text:style-name="T4">黃</text:span><text:span text:style-name="T3">主任</text:span><text:span text:style-name="T4">遠學</text:span></text:p>
      <text:p text:style-name="P4"><text:span text:style-name="T3"><text:s text:c="18"/>石審核員起生</text:span></text:p>
      <text:p text:style-name="P4"><text:span text:style-name="T3"><text:s text:c="18"/></text:span><text:span text:style-name="T4">蔡</text:span><text:span text:style-name="T3">股長</text:span><text:span text:style-name="T4">惠絨</text:span></text:p>
      <text:p text:style-name="P3"><text:s text:c="18"/>葉股長秀桃</text:p>
      <text:p text:style-name="P3"><text:s text:c="18"/><text:span text:style-name="T9">李</text:span>股長秀<text:span text:style-name="T4">勤</text:span></text:p>
      <text:p text:style-name="P4"><text:span text:style-name="T3"><text:s text:c="18"/>王股長其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公文_28_承辦單位_29_" style:display-name="公文(承辦單位)" style:family="paragraph" style:parent-style-name="Standard">
      <style:paragraph-properties fo:orphans="2" fo:widows="2"/>
      <style:text-properties fo:language="none" fo:country="none" style:letter-kerning="true" style:language-asian="none" style:country-asian="non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/>
      <style:text-properties fo:font-size="16pt" style:font-size-asian="16pt"/>
    </style:style>
    <style:style style:name="機關名稱" style:family="paragraph" style:parent-style-name="Standard">
      <style:text-properties fo:font-size="22pt" style:font-size-asian="22pt"/>
    </style:style>
    <style:style style:name="行文機關" style:family="paragraph" style:parent-style-name="Standard"/>
    <style:style style:name="說明辦法首行" style:family="paragraph" style:parent-style-name="Standard">
      <style:paragraph-properties fo:margin-left="1.9cm" fo:margin-right="0cm" fo:text-indent="-1.9cm" style:auto-text-indent="false" style:line-break="normal"/>
      <style:text-properties fo:font-size="18pt" style:font-size-asian="18pt"/>
    </style:style>
    <style:style style:name="分項段落" style:family="paragraph" style:parent-style-name="Standard" style:list-style-name="WW8Num1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8pt" fo:language="none" fo:country="none" style:letter-kerning="true" style:font-size-asian="18pt" style:language-asian="none" style:country-asian="none"/>
    </style:style>
    <style:style style:name="Numbering_20_Symbols" style:display-name="Numbering Symbols" style:family="text"/>
    <style:style style:name="WW8Num1z0" style:family="text">
      <style:text-properties style:font-name="標楷體" fo:font-size="16pt" fo:language="en" fo:country="US" style:font-name-asian="標楷體" style:font-size-asian="16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suffix="、" style:num-format="1">
        <style:list-level-properties text:space-before="1.904cm" text:min-label-width="1.259cm"/>
      </text:list-level-style-number>
      <text:list-level-style-number text:level="2" style:num-prefix="（" style:num-suffix="）" style:num-format="1">
        <style:list-level-properties text:space-before="1.28cm" text:min-label-width="1.9cm"/>
      </text:list-level-style-number>
      <text:list-level-style-number text:level="3" style:num-suffix="、" style:num-format="1">
        <style:list-level-properties text:space-before="2.55cm" text:min-label-width="1.251cm"/>
      </text:list-level-style-number>
      <text:list-level-style-number text:level="4" style:num-prefix="（" style:num-suffix="）" style:num-format="1">
        <style:list-level-properties text:space-before="3.18cm" text:min-label-width="1.9cm"/>
      </text:list-level-style-number>
      <text:list-level-style-number text:level="5" style:num-suffix="、" style:num-format="1">
        <style:list-level-properties text:space-before="4.657cm" text:min-label-width="1.129cm"/>
      </text:list-level-style-number>
      <text:list-level-style-number text:level="6" style:num-suffix=")" style:num-format="1">
        <style:list-level-properties text:space-before="3.75cm" text:min-label-width="2cm"/>
      </text:list-level-style-number>
      <text:list-level-style-number text:level="7" style:num-prefix="(" style:num-suffix=")" style:num-format="1">
        <style:list-level-properties text:space-before="4.499cm" text:min-label-width="2.251cm"/>
      </text:list-level-style-number>
      <text:list-level-style-number text:level="8" style:num-suffix="." style:num-format="a" style:num-letter-sync="true">
        <style:list-level-properties text:space-before="5.25cm" text:min-label-width="2.501cm"/>
      </text:list-level-style-number>
      <text:list-level-style-number text:level="9" style:num-suffix=")" style:num-format="a" style:num-letter-sync="true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2.401cm" fo:margin-right="2.401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簽　　於資訊管理課</dc:title>
    <meta:initial-creator>z31w</meta:initial-creator>
    <meta:creation-date>2006-10-27T08:42:00</meta:creation-date>
    <dc:date>2007-12-03T15:03:08</dc:date>
    <meta:print-date>2007-12-03T14:53:15</meta:print-date>
    <dc:language>en-US</dc:language>
    <meta:editing-cycles>6</meta:editing-cycles>
    <meta:editing-duration>PT1H16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18" meta:character-count="360"/>
  </office:meta>
</office:document-meta>
</file>